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1d178"/>
    </style:style>
    <style:style style:name="P2" style:family="paragraph" style:parent-style-name="Standard">
      <style:text-properties officeooo:rsid="001379ed"/>
    </style:style>
    <style:style style:name="P3" style:family="paragraph" style:parent-style-name="Standard">
      <style:text-properties officeooo:rsid="001379ed" officeooo:paragraph-rsid="001379ed"/>
    </style:style>
    <style:style style:name="P4" style:family="paragraph" style:parent-style-name="Standard">
      <style:text-properties officeooo:paragraph-rsid="001379ed"/>
    </style:style>
    <style:style style:name="P5" style:family="paragraph" style:parent-style-name="Standard">
      <style:text-properties officeooo:rsid="0014b74b" officeooo:paragraph-rsid="0014b74b"/>
    </style:style>
    <style:style style:name="P6" style:family="paragraph" style:parent-style-name="Standard">
      <style:text-properties officeooo:rsid="00167674" officeooo:paragraph-rsid="00167674"/>
    </style:style>
    <style:style style:name="T1" style:family="text">
      <style:text-properties officeooo:rsid="0011d178"/>
    </style:style>
    <style:style style:name="T2" style:family="text">
      <style:text-properties officeooo:rsid="001379ed"/>
    </style:style>
    <style:style style:name="T3" style:family="text">
      <style:text-properties officeooo:rsid="0014b74b"/>
    </style:style>
    <style:style style:name="T4" style:family="text">
      <style:text-properties style:text-underline-style="solid" style:text-underline-width="auto" style:text-underline-color="font-color" officeooo:rsid="0014b74b"/>
    </style:style>
    <style:style style:name="T5" style:family="text">
      <style:text-properties officeooo:rsid="001796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actical exercise: POS tagging</text:p>
      <text:p text:style-name="P3"/>
      <text:p text:style-name="P3">You will need to turn in two documents: <text:span text:style-name="T3">the </text:span><text:span text:style-name="T4">completed pos_exercise.py</text:span><text:span text:style-name="T3"> and a </text:span><text:span text:style-name="T4">word document</text:span><text:span text:style-name="T3"> with the answers to the questions here.</text:span></text:p>
      <text:p text:style-name="P3"/>
      <text:p text:style-name="P3"/>
      <text:p text:style-name="P6">Point distribution:</text:p>
      <text:p text:style-name="P5"><text:tab/>Part 1: 2.5 points</text:p>
      <text:p text:style-name="P5"><text:tab/>Part 2: 2.5 points</text:p>
      <text:p text:style-name="P5"><text:tab/>Part 3: 5 points</text:p>
      <text:p text:style-name="P4"><text:span text:style-name="T2"><text:s text:c="2"/></text:span></text:p>
      <text:p text:style-name="Standard"/>
      <text:p text:style-name="Standard">PART 1.: TRIGRAM TAGGER WITH BACKOFF</text:p>
      <text:p text:style-name="Standard"/>
      <text:p text:style-name="Standard"><text:span text:style-name="T1">You will need to </text:span>create train/dev/test splits for <text:span text:style-name="T1">each domain</text:span> in <text:span text:style-name="T1">the</text:span> brown corpus <text:span text:style-name="T1">(be sure to use tagset=”universal” when you call brown.tagged_sents)</text:span>. <text:span text:style-name="T1">Afterwards, you will</text:span> train a trigram tagger which backs off to a bigram tagger which backs off to a unigram tagger <text:span text:style-name="T1">which finally backs off to a default tagger with “NOUN”</text:span> (see NLTK book: Chapter 5.4 for details).</text:p>
      <text:p text:style-name="Standard"/>
      <text:p text:style-name="Standard">For each domain test the tagger on the dev and test data.</text:p>
      <text:p text:style-name="P1"><text:s text:c="12"/></text:p>
      <text:p text:style-name="P1">1. Which domain has the best test accuracy? Which on has the worst? Why do you think this is the case?</text:p>
      <text:p text:style-name="Standard"/>
      <text:p text:style-name="Standard">2. Which domain has the largest difference between dev and test? Why do you think this might be?</text:p>
      <text:p text:style-name="Standard"/>
      <text:p text:style-name="Standard"><text:span text:style-name="T1">PART 2: </text:span>CONFUSION MATRIX</text:p>
      <text:p text:style-name="P1"><text:s/></text:p>
      <text:p text:style-name="P1"><text:span text:style-name="T1">Next, you will </text:span>use the trigram tagger you trained for the final domain and collect the predictions on the test set using tagger.tag_sents().<text:tab/>Note that the tagger expects UNTAGGED sentences, so you will need to remove the tags from the test set. Now you will create a confusion matrix using the code from sklearn.metrics.confusion_matrix.</text:p>
      <text:p text:style-name="P1"><text:s text:c="12"/></text:p>
      <text:p text:style-name="P1">This function takes two arguments: 1) the true labels and 2) the predicted labels. Note that these should be flat lists containing only the tags, <text:span text:style-name="T1">i.e., </text:span>test_labels = ['ADP', 'DET', 'NOUN',…]. <text:span text:style-name="T1">T</text:span>herefore, you will need to manipulate both the test and predictions to get them into the correct format. Finally, use plot_confusion_matrix() to plot the errors.</text:p>
      <text:p text:style-name="P1"><text:s text:c="8"/></text:p>
      <text:p text:style-name="P1"/>
      <text:p text:style-name="P1">1. Which labels are most often predicted correctly? Why do you think this could be?</text:p>
      <text:p text:style-name="P1"><text:s text:c="8"/></text:p>
      <text:p text:style-name="P1">2. What are the most common errors? Why do you think this is?</text:p>
      <text:p text:style-name="Standard"/>
      <text:p text:style-name="Standard">PART <text:span text:style-name="T1">3</text:span>:</text:p>
      <text:p text:style-name="Standard"><text:s text:c="4"/>In this section, you will <text:span text:style-name="T5">need to choose ONE of the following:</text:span> <text:span text:style-name="T2">a) </text:span>implementing viterbi in a <text:span text:style-name="T5">simple</text:span> HMM-based tagger or performing in-depth error analysis on the previous results.</text:p>
      <text:p text:style-name="Standard"/>
      <text:p text:style-name="Standard"><text:s text:c="2"/><text:span text:style-name="T2">a) Complete the code in simple_hmm.py</text:span></text:p>
      <text:p text:style-name="Standard"/>
      <text:p text:style-name="Standard"><text:s text:c="2"/><text:span text:style-name="T2">b) </text:span>Error analysis:</text:p>
      <text:p text:style-name="P2"/>
      <text:p text:style-name="Standard"><text:soft-page-break/><text:span text:style-name="T2">1.</text:span> <text:span text:style-name="T2">Based on the code already available in pos_exercise.py, c</text:span>reate a function to find sentences with errors. Use this function to collect all the sentences with errors in the dev set of the science_fiction domain of the brown corpus.</text:p>
      <text:p text:style-name="Standard"/>
      <text:p text:style-name="Standard"><text:s/><text:span text:style-name="T2">2.</text:span> <text:span text:style-name="T2">Now,</text:span> <text:span text:style-name="T2">you will need to c</text:span>ategorize what type of errors are found.</text:p>
      <text:p text:style-name="Standard"><text:s text:c="11"/>- You can use the following information to help you:</text:p>
      <text:p text:style-name="Standard"><text:s text:c="16"/>- a) whether the word is found in the training set or not</text:p>
      <text:p text:style-name="Standard"><text:s text:c="16"/>- b) the relative frequency of the word in the training set</text:p>
      <text:p text:style-name="Standard"><text:s text:c="16"/>- c) the number of tags associated with the word in train</text:p>
      <text:p text:style-name="Standard"><text:s text:c="16"/>- etc.</text:p>
      <text:p text:style-name="Standard"><text:s/><text:span text:style-name="T2">3.</text:span> Hypothesize what phenomena might be difficult for the tagg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3T16:30:55.306900905</meta:creation-date>
    <dc:date>2022-01-13T22:43:32.801121151</dc:date>
    <meta:editing-duration>PT7M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451" meta:character-count="2709" meta:non-whitespace-character-count="2155"/>
  </office:meta>
</office:document-meta>
</file>